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7.541cm" fo:margin-left="8.054cm" fo:margin-right="1.995cm" table:align="margins"/>
    </style:style>
    <style:style style:name="Tabela1.A" style:family="table-column">
      <style:table-column-properties style:column-width="4.815cm" style:rel-column-width="2730*"/>
    </style:style>
    <style:style style:name="Tabela1.B" style:family="table-column">
      <style:table-column-properties style:column-width="2.725cm" style:rel-column-width="1545*"/>
    </style:style>
    <style:style style:name="Tabela1.B1" style:family="table-cell" style:data-style-name="N0"/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line-break/><text:line-break/><text:line-break/></text:h>
      <text:h text:style-name="P5" text:outline-level="1"/>
      <text:h text:style-name="P5" text:outline-level="1"/>
      <text:h text:style-name="P5" text:outline-level="1"><text:line-break/><text:line-break/>4º Trabalho de Introdução à Compilação</text:h>
      <text:h text:style-name="P5" text:outline-level="1">–</text:h>
      <text:h text:style-name="P5" text:outline-level="1">SCC-206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Grupo 4:</text:p>
      <text:p text:style-name="P3"/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Standard">Arthur F. M. Nascimento</text:p>
          </table:table-cell>
          <table:table-cell table:style-name="Tabela1.B1" office:value-type="float" office:value="5634455">
            <text:p text:style-name="P1">5634455</text:p>
          </table:table-cell>
        </table:table-row>
        <table:table-row>
          <table:table-cell office:value-type="string">
            <text:p text:style-name="Standard">Paulo Cesar Antonio Jr.</text:p>
          </table:table-cell>
          <table:table-cell table:style-name="Tabela1.B1" office:value-type="float" office:value="5634890">
            <text:p text:style-name="P1">5634890</text:p>
          </table:table-cell>
        </table:table-row>
        <table:table-row>
          <table:table-cell office:value-type="string">
            <text:p text:style-name="Standard">Paulo R. C. Diniz</text:p>
          </table:table-cell>
          <table:table-cell table:style-name="Tabela1.B1" office:value-type="float" office:value="5634816">
            <text:p text:style-name="P1">5634816</text:p>
          </table:table-cell>
        </table:table-row>
        <table:table-row>
          <table:table-cell office:value-type="string">
            <text:p text:style-name="Standard">Felipe V. Perez</text:p>
          </table:table-cell>
          <table:table-cell table:style-name="Tabela1.B1" office:value-type="float" office:value="5634692">
            <text:p text:style-name="P1">5634692</text:p>
          </table:table-cell>
        </table:table-row>
      </table:table>
      <text:p text:style-name="Standard"/>
      <text:p text:style-name="Standard"/>
      <text:p text:style-name="Standard"/>
      <text:h text:style-name="P6" text:outline-level="2">Sobre o Trabalho</text:h>
      <text:p text:style-name="P2">O objetivo deste trabalho é implementar a geração de código de um compilador de Pascal Simplificado para MEPA (Máquina de Execução de Pascal) usando a ferramenta JavaCC. Para isso usamos o compilador feito no terceiro trabalho e adicionamos os comandos de geração de código (chamados <text:span text:style-name="T1">GERA</text:span><text:span text:style-name="T2"> e </text:span><text:span text:style-name="T1">Proximo_Rotulo</text:span>).</text:p>
      <text:p text:style-name="P2"/>
      <text:p text:style-name="P2">O PS é uma versão simplificada do Pascal padrão mas contém também algumas extensões que a aproximam da linguagem fonte original. Estas extensões são: declaração de tipos através do comando <text:span text:style-name="T1">type</text:span>; variáveis enumeradas (que são declaradas através de uma lista de identificadores); e o comando condicional <text:span text:style-name="T1">case</text:span><text:span text:style-name="T2">.</text:span></text:p>
      <text:p text:style-name="P2"/>
      <text:p text:style-name="P2">A MEPA é uma máquina hipotética desenvolvida para fins educacionais que executa bem programas escritos em Pascal por ter sido desenvolvida com essa finalidade.</text:p>
      <text:p text:style-name="P2"/>
      <text:p text:style-name="P2">O JavaCC é um <text:span text:style-name="T1">Compiler Compiler</text:span> que gera o código fonte de um compilador a partir de descrições de alto nível dos tokens (para o Analisador Léxico), das produções da gramática (para o Analisador Sintático) e permite que se insiram trechos de código que constituem o Analisador Semântico.</text:p>
      <text:p text:style-name="P2"/>
      <text:h text:style-name="Heading_20_2" text:outline-level="2">Detalhes de Implementação</text:h>
      <text:p text:style-name="P2">Usamos os métodos GERA e Proximo_Rotulo apresentados em aula para este trabalho. O primeiro cria uma instrução da MEPA usando os argumentos passados. O segundo retorna um novo rótulo único para ser usado em desvios. Os rótulos usados para procedimentos e para o início do programa principal, por simplicidade, são os nomes dos respectivos procedimentos e do programa principal.</text:p>
      <text:p text:style-name="P2"/>
      <text:p text:style-name="P2">Para cada bloco processado, o compilador deve gerar código que entre e saia do bloco corretamente. Se o bloco for o programa principal, então é necessário o rótulo, assim como AMEM e DMEM se houverem variáveis no escopo. Se o bloco for um procedimento, então além das instruções já citadas, é necessário gerar ENPR e RTPR.</text:p>
      <text:p text:style-name="P2"/>
      <text:p text:style-name="P2">Encontramos um problema na geração de código relacionado ao processamento de expressões e chamadas do procedimento especial <text:span text:style-name="T1">read</text:span>. Isso pois a gramática estabelece que uma chamada a procedimento é um identificador seguido possivelmente por uma lista de expressões entre parênteses. De acordo com a nossa implementação, ao processar uma expressão, o resultado final é deixado no topo da pilha para ser usado posteriormente. Contudo, não queremos o resultado das expressões para o procedimento <text:span text:style-name="T1">read</text:span> – apenas as variáveis a serem lidas. A solução mais elegante seria reescrever a gramática para permitir que <text:span text:style-name="T1">read</text:span> fosse seguido por uma lista de variáveis, e não de expressões. Mas como reconhecemos que alterar a gramática neste momento não é adequado, então passamos um parâmetro para o processamento das expressões que suprime o carregamento do valor da variável para a pilha.</text:p>
      <text:p text:style-name="P2"/>
      <text:p text:style-name="P2">O procedimento write é processado quase da mesma forma que os outros procedimentos, excetuando que não é feita a checagem de tipo para as expressões passadas e para cada parâmetro informado, uma instrução IMPR é gerada.</text:p>
      <text:p text:style-name="P2"/>
      <text:p text:style-name="P2">A chamada de procedimentos definidos pelo usuário são tratados da seguinte forma: ao se processar a lista de parâmetros, os resultados das expressões são mantidos no topo da pilha e uma lista com os tipos <text:soft-page-break/>estimados de cada expressão é retornada; esta lista é comparada com a lista de parâmetros do procedimento chamado e então a chamada é gerada se os tipos forem compatíveis de acordo com a checagem de tipos por nome.</text:p>
      <text:p text:style-name="P2"/>
      <text:p text:style-name="P2">As expressões são lidas no formato <text:span text:style-name="T1">em-ordem</text:span><text:span text:style-name="T2"> mas as instruções geradas devem estar no formato </text:span><text:span text:style-name="T1">pós-ordem.</text:span><text:span text:style-name="T2"> Para isso, a operação entre cada operando é guardada e a sua instrução é gerada apenas após o processamento do segundo operando.</text:span></text:p>
      <text:p text:style-name="P2"/>
      <text:h text:style-name="Heading_20_2" text:outline-level="2">Instruções</text:h>
      <text:p text:style-name="Standard"/>
      <text:p text:style-name="P4">Para compilar, execute:</text:p>
      <text:p text:style-name="P4"><text:s text:c="8"/>javacc pascal.jj</text:p>
      <text:p text:style-name="P4"><text:s text:c="8"/>javac *.java</text:p>
      <text:p text:style-name="P4"/>
      <text:p text:style-name="P4">Para executar o programa que explora as extensões implementadas:</text:p>
      <text:p text:style-name="P4"><text:s text:c="8"/>java Pascal &lt;entrada.pas</text:p>
      <text:p text:style-name="P4"/>
      <text:p text:style-name="P4">Para executar os casos de teste do livro do Kowaltowski:</text:p>
      <text:p text:style-name="P4"><text:s text:c="8"/>java Pascal &lt;kow-8.4.pas</text:p>
      <text:p text:style-name="P4"><text:s text:c="8"/>(analogamente para os exercícios 8.5, 8.9, 8.11, 8.13, 8.15, 8.21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6T10:59:45</meta:creation-date>
    <dc:date>2010-07-06T12:43:03</dc:date>
    <meta:editing-duration>PT00H27M18S</meta:editing-duration>
    <meta:editing-cycles>2</meta:editing-cycles>
    <meta:generator>OpenOffice.org/3.2$Linux OpenOffice.org_project/320m12$Build-9483</meta:generator>
    <meta:document-statistic meta:table-count="1" meta:image-count="0" meta:object-count="0" meta:page-count="3" meta:paragraph-count="34" meta:word-count="643" meta:character-count="4043"/>
  </office:meta>
</office:document-meta>
</file>